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de" fo:country="DE"/>
    </style:style>
    <style:style style:name="P2" style:family="paragraph" style:parent-style-name="Heading_20_1">
      <style:text-properties fo:language="de" fo:country="DE" officeooo:rsid="001c4e3e" officeooo:paragraph-rsid="001c4e3e"/>
    </style:style>
    <style:style style:name="P3" style:family="paragraph" style:parent-style-name="Text_20_body">
      <style:text-properties fo:language="de" fo:country="DE" officeooo:rsid="001c4e3e" officeooo:paragraph-rsid="001c4e3e"/>
    </style:style>
    <style:style style:name="P4" style:family="paragraph" style:parent-style-name="Subtitle">
      <style:text-properties fo:language="de" fo:country="DE" officeooo:rsid="001ad0ee" officeooo:paragraph-rsid="001ad0ee"/>
    </style:style>
    <style:style style:name="P5" style:family="paragraph" style:parent-style-name="Text_20_body">
      <style:text-properties fo:language="de" fo:country="DE" officeooo:paragraph-rsid="001d6ab5"/>
    </style:style>
    <style:style style:name="P6" style:family="paragraph" style:parent-style-name="Heading_20_2">
      <style:text-properties fo:language="de" fo:country="DE" officeooo:rsid="001d6ab5" officeooo:paragraph-rsid="001d6ab5"/>
    </style:style>
    <style:style style:name="P7" style:family="paragraph" style:parent-style-name="Text_20_body" style:list-style-name="L1">
      <style:text-properties fo:language="de" fo:country="DE" officeooo:rsid="001c4e3e" officeooo:paragraph-rsid="001c4e3e"/>
    </style:style>
    <style:style style:name="P8" style:family="paragraph" style:parent-style-name="Text_20_body" style:list-style-name="L2">
      <style:text-properties fo:language="de" fo:country="DE" officeooo:rsid="001ef812" officeooo:paragraph-rsid="001ef812"/>
    </style:style>
    <style:style style:name="P9" style:family="paragraph" style:parent-style-name="Text_20_body" style:list-style-name="L3">
      <style:text-properties fo:language="de" fo:country="DE" officeooo:rsid="001ef812" officeooo:paragraph-rsid="001ef812"/>
    </style:style>
    <style:style style:name="P10" style:family="paragraph" style:parent-style-name="Text_20_body" style:list-style-name="L4">
      <style:text-properties fo:language="de" fo:country="DE" officeooo:rsid="001ef812" officeooo:paragraph-rsid="001ef812"/>
    </style:style>
    <style:style style:name="P11" style:family="paragraph" style:parent-style-name="Text_20_body" style:list-style-name="L3">
      <style:text-properties fo:language="de" fo:country="DE" officeooo:rsid="0020870b" officeooo:paragraph-rsid="0020870b"/>
    </style:style>
    <style:style style:name="P12" style:family="paragraph" style:parent-style-name="Text_20_body" style:list-style-name="L4">
      <style:text-properties fo:language="de" fo:country="DE" officeooo:rsid="0020870b" officeooo:paragraph-rsid="0020870b"/>
    </style:style>
    <style:style style:name="P13" style:family="paragraph" style:parent-style-name="Text_20_body" style:list-style-name="L5">
      <style:text-properties fo:language="de" fo:country="DE" officeooo:rsid="0020870b" officeooo:paragraph-rsid="0020870b"/>
    </style:style>
    <style:style style:name="P14" style:family="paragraph" style:parent-style-name="Text_20_body" style:list-style-name="L5">
      <style:text-properties fo:language="de" fo:country="DE" officeooo:rsid="002267f7" officeooo:paragraph-rsid="002267f7"/>
    </style:style>
    <style:style style:name="T1" style:family="text">
      <style:text-properties officeooo:rsid="002267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flichtenheft</text:p>
      <text:p text:style-name="P4">DNASIC</text:p>
      <text:p text:style-name="P2">Inhalt</text:p>
      <text:list xml:id="list4159467584" text:style-name="L1">
        <text:list-item>
          <text:p text:style-name="P7">Projektbeschreibung</text:p>
        </text:list-item>
        <text:list-item>
          <text:p text:style-name="P7">Musskriterien</text:p>
        </text:list-item>
        <text:list-item>
          <text:p text:style-name="P7">Wunschkriterien</text:p>
        </text:list-item>
        <text:list-item>
          <text:p text:style-name="P7">Meilensteine</text:p>
        </text:list-item>
        <text:list-item>
          <text:p text:style-name="P7">Arbeitseinteilung</text:p>
        </text:list-item>
      </text:list>
      <text:p text:style-name="P3"/>
      <text:h text:style-name="P6" text:outline-level="1">Projektbeschreibung</text:h>
      <text:list xml:id="list3481402397" text:style-name="L2">
        <text:list-item>
          <text:p text:style-name="P8">Ein simples Shoot-‘em-up-Computerspiel in einem Weltraum-Setting</text:p>
        </text:list-item>
        <text:list-item>
          <text:p text:style-name="P8">Programmiert in Java mit Hilfe des Frameworks libGDX</text:p>
        </text:list-item>
        <text:list-item>
          <text:p text:style-name="P8">Zunächst für einen einzelnen Spieler konzipiert</text:p>
        </text:list-item>
      </text:list>
      <text:h text:style-name="P6" text:outline-level="1">Musskriterien</text:h>
      <text:list xml:id="list2549465252" text:style-name="L3">
        <text:list-item>
          <text:p text:style-name="P9">Raumschiff ist vom Spieler steuerbar</text:p>
        </text:list-item>
        <text:list-item>
          <text:p text:style-name="P9">Gegner werden von einer simplen KI gesteuert</text:p>
        </text:list-item>
        <text:list-item>
          <text:p text:style-name="P9">Aufbau des Spiels in Leveln, die nach belieben wiederholt werden können</text:p>
        </text:list-item>
        <text:list-item>
          <text:p text:style-name="P9">Upgrade-System für das Raumschiff</text:p>
        </text:list-item>
        <text:list-item>
          <text:p text:style-name="P9">Speichern des Spielstands</text:p>
        </text:list-item>
        <text:list-item>
          <text:p text:style-name="P11">Hintergrundmusik und Soundeffekte</text:p>
        </text:list-item>
      </text:list>
      <text:h text:style-name="P6" text:outline-level="1">Wunschkriterien</text:h>
      <text:list xml:id="list3043853008" text:style-name="L4">
        <text:list-item>
          <text:p text:style-name="P10">Synchronisieren des Spielstands über mehrere Geräte per Datenbank</text:p>
        </text:list-item>
        <text:list-item>
          <text:p text:style-name="P10">Mehrspieler-Modus</text:p>
        </text:list-item>
        <text:list-item>
          <text:p text:style-name="P12">Komplexere KI für die Gegner</text:p>
        </text:list-item>
        <text:list-item>
          <text:p text:style-name="P12">Endless-Mode als Alternative zu den Leveln</text:p>
        </text:list-item>
        <text:list-item>
          <text:p text:style-name="P12">Einstellungsmöglichkeiten wie Schwierigkeit, etc.</text:p>
        </text:list-item>
      </text:list>
      <text:h text:style-name="P6" text:outline-level="1">Meilensteine</text:h>
      <text:p text:style-name="P5"/>
      <text:h text:style-name="P6" text:outline-level="1">Arbeitseinteilung</text:h>
      <text:list xml:id="list2141138587" text:style-name="L5">
        <text:list-item>
          <text:p text:style-name="P13">Backend: Jan, Jonas, <text:span text:style-name="T1">Johannes</text:span></text:p>
        </text:list-item>
        <text:list-item>
          <text:p text:style-name="P13">Frontend: Johannes, Jan, <text:span text:style-name="T1">Jonas</text:span></text:p>
        </text:list-item>
        <text:list-item>
          <text:p text:style-name="P13"><text:span text:style-name="T1">Texturen und Animationen</text:span>: Jonas</text:p>
        </text:list-item>
        <text:list-item>
          <text:p text:style-name="P14">Gui: Johannes</text:p>
        </text:list-item>
        <text:list-item>
          <text:p text:style-name="P14">Game-Mechanik(AI, Steuerung, Events, etc.): Johannes, Jonas, Jan</text:p>
        </text:list-item>
        <text:list-item>
          <text:p text:style-name="P13">Musik und Soundeffekte: Jan</text:p>
        </text:list-item>
        <text:list-item>
          <text:p text:style-name="P14"><text:soft-page-break/>Fortschritt-Speicherung: J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46:59.363000000</meta:creation-date>
    <dc:date>2022-05-25T14:01:04.795919817</dc:date>
    <meta:editing-duration>PT13M34S</meta:editing-duration>
    <meta:editing-cycles>6</meta:editing-cycles>
    <meta:generator>LibreOffice/7.2.7.2$Linux_X86_64 LibreOffice_project/20$Build-2</meta:generator>
    <meta:document-statistic meta:table-count="0" meta:image-count="0" meta:object-count="0" meta:page-count="2" meta:paragraph-count="34" meta:word-count="148" meta:character-count="1046" meta:non-whitespace-character-count="963"/>
  </office:meta>
</office:document-meta>
</file>